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75B000042C575DDD860.svm"/>
  <manifest:file-entry manifest:media-type="" manifest:full-path="Pictures/20000007000067AB0000427606A29FD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han-Matthias Wagner</text:p>
      <text:p text:style-name="P1">Pilgerstr. 11 </text:p>
      <text:p text:style-name="P1">51491 Overath</text:p>
      <text:p text:style-name="P1"/>
      <text:p text:style-name="P1"/>
      <text:p text:style-name="P1"/>
      <text:p text:style-name="P1"/>
      <text:p text:style-name="P1"/>
      <text:p text:style-name="P1">An Sparkasse Einbeck Hauptfiliale</text:p>
      <text:p text:style-name="P1">Zu Händen Frau Corinna Günther</text:p>
      <text:p text:style-name="P1">Marktplatz 16/18</text:p>
      <text:p text:style-name="P1">37574 Einbeck</text:p>
      <text:p text:style-name="P1"/>
      <text:p text:style-name="P1"/>
      <text:p text:style-name="P1"/>
      <text:p text:style-name="P1"/>
      <text:p text:style-name="P1"/>
      <text:p text:style-name="P2">Betreff: Auflösung des Girokontos und des Sparbuches</text:p>
      <text:p text:style-name="P2"/>
      <text:p text:style-name="P1"/>
      <text:p text:style-name="P1">Sehr geehrte Frau Günther,</text:p>
      <text:p text:style-name="P1">wie mit Ihnen im Telefonat vom 21.10.2014 10:30 besprochen übersende ich Ihnen hiermit den Auftrag zur Auflösung meines Sparbuches, sowie des Girokontos zusammen mit den entsprechenden Unterlagen.</text:p>
      <text:p text:style-name="P1"/>
      <text:p text:style-name="P1">Ich beantrage somit die Auflösung meines Sparbuches:</text:p>
      <text:p text:style-name="P3"/>
      <text:p text:style-name="P3">Nummer: 3704430366</text:p>
      <text:p text:style-name="P1"><text:span text:style-name="T2"/></text:p>
      <text:p text:style-name="P1"><text:span text:style-name="T2">sowie meines Girokontos:</text:span></text:p>
      <text:p text:style-name="P1"><text:span text:style-name="T2"><text:tab/><text:tab/><text:tab/><text:tab/><text:tab/></text:span><text:span text:style-name="T3">Kontonummer: 0106935620</text:span></text:p>
      <text:p text:style-name="P1"><text:span text:style-name="T3"/></text:p>
      <text:p text:style-name="P4"><text:span text:style-name="T1">zum nächst möglichen Termin und bitte die jeweiligen Guthaben auf folgendes Konto zu überweisen:</text:span></text:p>
      <text:p text:style-name="P4"><text:span text:style-name="T1"/></text:p>
      <text:p text:style-name="P5">Kontoinhaber: <text:tab/>Stephan-Matthias Wagner</text:p>
      <text:p text:style-name="P5">IBAN: <text:tab/><text:tab/><text:span text:style-name="T4">DE80200411550774164800</text:span></text:p>
      <text:p text:style-name="P5"><text:span text:style-name="T4">BIC:<text:tab/><text:tab/><text:tab/>COBADEHD055 </text:span></text:p>
      <text:p text:style-name="P5"><text:span text:style-name="T4">Comdirect Bank</text:span></text:p>
      <text:p text:style-name="P5"><text:span text:style-name="T4"/></text:p>
      <text:p text:style-name="P6"><text:span text:style-name="T4">Zusätzlich bitte ich um eine schriftliche Kündigungsbestätigung an folgende Adresse:</text:span></text:p>
      <text:p text:style-name="P6"><text:span text:style-name="T4"/></text:p>
      <text:p text:style-name="P6"><text:span text:style-name="T4">Stephan-Matthias Wagner</text:span></text:p>
      <text:p text:style-name="P6"><text:span text:style-name="T4">Pilgerstr. 11</text:span></text:p>
      <text:p text:style-name="P6"><text:span text:style-name="T4">51491 Overath</text:span></text:p>
      <text:p text:style-name="P6"><text:span text:style-name="T4"/></text:p>
      <text:p text:style-name="P6"><text:span text:style-name="T4">Ich möchte mich für die bisherige Geschäftsbeziehung herzlich bedanken und wünsche Ihnen weiterhin viel Erfolg.</text:span></text:p>
      <text:p text:style-name="P6"><text:span text:style-name="T4"/></text:p>
      <text:p text:style-name="P6"><text:span text:style-name="T4"/></text:p>
      <text:p text:style-name="P6"><text:span text:style-name="T4">Anlage:<text:tab/>1. Sparbuch (original)</text:span></text:p>
      <text:p text:style-name="P6"><text:span text:style-name="T4"><text:tab/><text:tab/>2. Kopie Personalausweis</text:span></text:p>
      <text:p text:style-name="P6"><draw:frame draw:style-name="fr2" draw:name="Grafik2" text:anchor-type="paragraph" svg:width="12.086cm" svg:height="7.747cm" draw:z-index="1"><draw:image xlink:href="Pictures/20000007000067AB0000427606A29FD3.svm" xlink:type="simple" xlink:show="embed" xlink:actuate="onLoad"/></draw:frame><draw:frame draw:style-name="fr1" draw:name="Grafik1" text:anchor-type="paragraph" svg:x="2.434cm" svg:y="8.414cm" svg:width="12.033cm" svg:height="7.773cm" draw:z-index="0"><draw:image xlink:href="Pictures/200000070000675B000042C575DDD860.svm" xlink:type="simple" xlink:show="embed" xlink:actuate="onLoad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sans-serif"/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1T12:10:12.88</meta:creation-date>
    <dc:date>2014-10-21T12:39:49.81</dc:date>
    <meta:editing-duration>PT14M26S</meta:editing-duration>
    <meta:editing-cycles>2</meta:editing-cycles>
    <meta:generator>OpenOffice.org/3.3$Win32 OpenOffice.org_project/330m20$Build-9567</meta:generator>
    <meta:document-statistic meta:table-count="0" meta:image-count="2" meta:object-count="0" meta:page-count="2" meta:paragraph-count="26" meta:word-count="132" meta:character-count="1035"/>
  </office:meta>
</office:document-meta>
</file>